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margin-bottom="0.1965in" fo:margin-left="0.5in">
        <style:tab-stops/>
      </style:paragraph-properties>
    </style:style>
    <style:style style:name="T25" style:parent-style-name="DefaultParagraphFont" style:family="text">
      <style:text-properties style:font-name="Garamond" fo:font-size="10pt" style:font-size-asian="10pt" style:font-size-complex="10pt"/>
    </style:style>
    <style:style style:name="T26" style:parent-style-name="DefaultParagraphFont" style:family="text"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9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Garamon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44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 Jennie Ron Ablog</text:p>
            <text:p text:style-name="P17">Date:<text:s/>February 17, 2017</text:p>
            <text:p text:style-name="P18">Developer’s Group Name: johnjudeandjennie</text:p>
            <text:p text:style-name="P19">Project Name: SARAPP sa UP (Search and Rate Application sa UP)</text:p>
            <text:p text:style-name="P20">Sprint Number: 2</text:p>
          </table:table-cell>
        </table:table-row>
        <table:table-row table:style-name="TableRow21">
          <table:table-cell table:style-name="TableCell22">
            <text:list text:style-name="LFO11" text:continue-numbering="true">
              <text:list-item>
                <text:p text:style-name="P23">What were the main lessons your team learned in this sprint?</text:p>
              </text:list-item>
            </text:list>
            <text:p text:style-name="P24"><text:span text:style-name="T25">We learned that it is important to have a background<text:s/></text:span><text:span text:style-name="T26">check first and rigorous planning before actually coding the functionalities.</text:span></text:p>
            <text:p text:style-name="P27"/>
            <text:p text:style-name="P28"/>
            <text:list text:style-name="LFO11" text:continue-numbering="true">
              <text:list-item>
                <text:p text:style-name="P29">Describe one example of what went right in this sprint.</text:p>
              </text:list-item>
            </text:list>
            <text:p text:style-name="P30">We were able to implement our missed functionalities from the previous sprint and our desired functionalities for this sprint, i.e. the uniqueness validity for add store and the search store feature.</text:p>
            <text:p text:style-name="P31"/>
            <text:p text:style-name="P32"/>
            <text:p text:style-name="P33"/>
            <text:list text:style-name="LFO11" text:continue-numbering="true">
              <text:list-item>
                <text:p text:style-name="P34">Describe one example of what went wrong in this sprint.</text:p>
              </text:list-item>
            </text:list>
            <text:p text:style-name="P35">We didn’t stick to our schedule.</text:p>
            <text:p text:style-name="P36"/>
            <text:list text:style-name="LFO11" text:continue-numbering="true">
              <text:list-item>
                <text:p text:style-name="P37">What will you do differently on the next sprint based on your experience working on<text:s/>this current sprint?</text:p>
              </text:list-item>
            </text:list>
            <text:p text:style-name="P38">We will stick to the schedule and avoid procrastinating.</text:p>
            <text:p text:style-name="P39"/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3-03T03:08:00Z</dc:date>
    <meta:print-date>2006-07-28T14:33:00Z</meta:print-date>
    <meta:template xlink:href="Normal.dotm" xlink:type="simple"/>
    <meta:editing-cycles>18</meta:editing-cycles>
    <meta:editing-duration>PT3720S</meta:editing-duration>
    <meta:document-statistic meta:page-count="2" meta:paragraph-count="1" meta:word-count="141" meta:character-count="945" meta:row-count="6" meta:non-whitespace-character-count="805"/>
  </office:meta>
</office:document-meta>
</file>